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b99d8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ba3" officeooo:paragraph-rsid="001cfba3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paragraph-rsid="000c7965"/>
    </style:style>
    <style:style style:name="P9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10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fafba" officeooo:paragraph-rsid="001fafba" style:font-name-asian="Liberation Mono" style:font-size-asian="24pt" style:font-name-complex="Liberation Mono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0" style:family="text">
      <style:text-properties fo:font-size="36pt" officeooo:rsid="000a0946" style:font-size-asian="36pt" style:font-size-complex="36pt"/>
    </style:style>
    <style:style style:name="T11" style:family="text">
      <style:text-properties fo:font-size="36pt" officeooo:rsid="001b99d8" style:font-size-asian="36pt" style:font-size-complex="36pt"/>
    </style:style>
    <style:style style:name="T12" style:family="text">
      <style:text-properties fo:font-size="36pt" officeooo:rsid="001fafba" style:font-size-asian="36pt" style:font-size-complex="36pt"/>
    </style:style>
    <style:style style:name="T13" style:family="text">
      <style:text-properties officeooo:rsid="001bffbf"/>
    </style:style>
    <style:style style:name="T14" style:family="text">
      <style:text-properties officeooo:rsid="001fafba"/>
    </style:style>
    <style:style style:name="T15" style:family="text">
      <style:text-properties officeooo:rsid="000a0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2">Beatles</text:span><text:span text:style-name="T10"> – </text:span><text:span text:style-name="T12">Lady Madonna</text:span></text:p>
      <text:p text:style-name="P12"/>
      <text:p text:style-name="P13"><text:span text:style-name="T15">P</text:span>laceholder</text:p>
      <text:p text:style-name="P4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19:00:16.732018529</dc:date>
    <meta:editing-duration>PT1H37M17S</meta:editing-duration>
    <meta:editing-cycles>1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" meta:word-count="4" meta:character-count="33" meta:non-whitespace-character-count="30"/>
  </office:meta>
</office:document-meta>
</file>